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TeX Gyre Pagella" svg:font-family="'TeX Gyre Pagella'"/>
    <style:font-face style:name="TeX Gyre Schola1" svg:font-family="'TeX Gyre Schola'"/>
    <style:font-face style:name="TeX Gyre Schola" svg:font-family="'TeX Gyre 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color="#ff0000" style:font-name="TeX Gyre Schola" fo:font-size="14pt" officeooo:paragraph-rsid="0005c65d" style:font-size-asian="14pt" style:font-size-complex="14pt"/>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normal" fo:font-weight="normal" officeooo:rsid="0006c02e" officeooo:paragraph-rsid="0006c02e" style:font-size-asian="14pt" style:font-size-complex="14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TeX Gyre Schola" fo:font-size="14pt" fo:letter-spacing="normal" fo:font-style="normal" fo:font-weight="normal" officeooo:rsid="0007c8ce" officeooo:paragraph-rsid="0007c8ce" style:font-size-asian="14pt" style:font-size-complex="14pt"/>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normal" fo:font-weight="normal" officeooo:rsid="000e0110" officeooo:paragraph-rsid="000e0110" style:font-size-asian="14pt" style:font-size-complex="14pt"/>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italic" fo:font-weight="normal" officeooo:rsid="0019d60a" officeooo:paragraph-rsid="0019d60a" style:font-size-asian="14pt" style:font-style-asian="italic" style:font-size-complex="14pt" style:font-style-complex="italic"/>
    </style:style>
    <style:style style:name="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italic" fo:font-weight="normal" officeooo:rsid="0026800c" officeooo:paragraph-rsid="0026800c" style:font-size-asian="14pt" style:font-style-asian="italic" style:font-size-complex="14pt" style:font-style-complex="italic"/>
    </style:style>
    <style:style style:name="P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italic" fo:font-weight="normal" officeooo:paragraph-rsid="0005c65d" style:font-size-asian="14pt" style:font-style-asian="italic" style:font-size-complex="14pt" style:font-style-complex="italic"/>
    </style:style>
    <style:style style:name="P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6c02e" style:font-size-asian="14pt" style:font-size-complex="14pt"/>
    </style:style>
    <style:style style:name="P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5c65d" officeooo:paragraph-rsid="0005c65d" style:font-size-asian="14pt" style:font-size-complex="14pt"/>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5c65d" style:font-size-asian="14pt" style:font-size-complex="14pt"/>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c288d" style:font-size-asian="14pt" style:font-size-complex="14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e0110" style:font-size-asian="14pt" style:font-size-complex="14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7583b" officeooo:paragraph-rsid="0007583b" style:font-size-asian="14pt" style:font-size-complex="14p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7c8ce" officeooo:paragraph-rsid="0007c8ce" style:font-size-asian="14pt" style:font-size-complex="14p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dcfbd" officeooo:paragraph-rsid="000dcfbd" style:font-size-asian="14pt" style:font-size-complex="14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e0110" officeooo:paragraph-rsid="000e0110" style:font-size-asian="14pt" style:font-size-complex="14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1c3a56" officeooo:paragraph-rsid="001c3a56" style:font-size-asian="14pt" style:font-size-complex="14pt"/>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TeX Gyre Schola" fo:font-size="24pt" fo:letter-spacing="normal" fo:font-style="normal" fo:font-weight="normal" officeooo:rsid="001c3a56" officeooo:paragraph-rsid="001c3a56" style:font-size-asian="24pt" style:font-size-complex="24pt"/>
    </style:style>
    <style:style style:name="P19"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use-window-font-color="true" style:font-name="TeX Gyre Schola" fo:font-size="14pt" fo:letter-spacing="normal" fo:font-style="normal" fo:font-weight="normal" officeooo:rsid="00284e4a" officeooo:paragraph-rsid="00284e4a" style:font-size-asian="14pt" style:font-size-complex="14pt"/>
    </style:style>
    <style:style style:name="P20" style:family="paragraph" style:parent-style-name="Standard">
      <style:paragraph-properties fo:margin-left="0cm" fo:margin-right="0cm" fo:text-align="center" style:justify-single-word="false" fo:orphans="2" fo:widows="2" fo:text-indent="0cm" style:auto-text-indent="false"/>
      <style:text-properties officeooo:paragraph-rsid="0006c02e"/>
    </style:style>
    <style:style style:name="P21" style:family="paragraph" style:parent-style-name="Standard">
      <style:paragraph-properties fo:margin-left="0cm" fo:margin-right="0cm" fo:text-align="justify" style:justify-single-word="false" fo:orphans="2" fo:widows="2" fo:text-indent="0cm" style:auto-text-indent="false"/>
      <style:text-properties officeooo:paragraph-rsid="0005c65d"/>
    </style:style>
    <style:style style:name="P22" style:family="paragraph" style:parent-style-name="Standard">
      <style:paragraph-properties fo:margin-left="0cm" fo:margin-right="0cm" fo:text-align="justify" style:justify-single-word="false" fo:orphans="2" fo:widows="2" fo:text-indent="0cm" style:auto-text-indent="false"/>
      <style:text-properties officeooo:paragraph-rsid="001ae06f"/>
    </style:style>
    <style:style style:name="P23" style:family="paragraph" style:parent-style-name="Standard">
      <style:paragraph-properties fo:margin-left="0cm" fo:margin-right="0cm" fo:text-align="justify" style:justify-single-word="false" fo:orphans="2" fo:widows="2" fo:text-indent="0cm" style:auto-text-indent="false"/>
      <style:text-properties officeooo:paragraph-rsid="001b17e7"/>
    </style:style>
    <style:style style:name="P24" style:family="paragraph" style:parent-style-name="Standard">
      <style:paragraph-properties fo:margin-left="0cm" fo:margin-right="0cm" fo:text-align="justify" style:justify-single-word="false" fo:orphans="2" fo:widows="2" fo:text-indent="0cm" style:auto-text-indent="false"/>
      <style:text-properties officeooo:paragraph-rsid="001c3a56"/>
    </style:style>
    <style:style style:name="P25" style:family="paragraph" style:parent-style-name="Standard">
      <style:paragraph-properties fo:margin-left="0cm" fo:margin-right="0cm" fo:text-align="justify" style:justify-single-word="false" fo:orphans="2" fo:widows="2" fo:text-indent="0cm" style:auto-text-indent="false"/>
      <style:text-properties officeooo:paragraph-rsid="0007c8ce"/>
    </style:style>
    <style:style style:name="P26" style:family="paragraph" style:parent-style-name="Standard">
      <style:paragraph-properties fo:margin-left="0cm" fo:margin-right="0cm" fo:text-align="justify" style:justify-single-word="false" fo:orphans="2" fo:widows="2" fo:text-indent="0cm" style:auto-text-indent="false"/>
      <style:text-properties officeooo:paragraph-rsid="00224290"/>
    </style:style>
    <style:style style:name="P27" style:family="paragraph" style:parent-style-name="Standard">
      <style:paragraph-properties fo:margin-left="0cm" fo:margin-right="0cm" fo:text-align="justify" style:justify-single-word="false" fo:orphans="2" fo:widows="2" fo:text-indent="0cm" style:auto-text-indent="false"/>
      <style:text-properties officeooo:paragraph-rsid="000c288d"/>
    </style:style>
    <style:style style:name="P28" style:family="paragraph" style:parent-style-name="Standard">
      <style:paragraph-properties fo:margin-left="0cm" fo:margin-right="0cm" fo:text-align="justify" style:justify-single-word="false" fo:orphans="2" fo:widows="2" fo:text-indent="0cm" style:auto-text-indent="false"/>
      <style:text-properties officeooo:paragraph-rsid="000e0110"/>
    </style:style>
    <style:style style:name="P29" style:family="paragraph" style:parent-style-name="Standard">
      <style:paragraph-properties fo:margin-left="0cm" fo:margin-right="0cm" fo:text-align="justify" style:justify-single-word="false" fo:orphans="2" fo:widows="2" fo:text-indent="0cm" style:auto-text-indent="false"/>
      <style:text-properties officeooo:paragraph-rsid="00284e4a"/>
    </style:style>
    <style:style style:name="P30" style:family="paragraph" style:parent-style-name="Standard">
      <style:paragraph-properties fo:margin-left="0cm" fo:margin-right="0cm" fo:text-align="justify" style:justify-single-word="false" fo:orphans="2" fo:widows="2" fo:text-indent="0cm" style:auto-text-indent="false"/>
      <style:text-properties officeooo:paragraph-rsid="0028e4b8"/>
    </style:style>
    <style:style style:name="P31" style:family="paragraph" style:parent-style-name="Standard">
      <style:paragraph-properties fo:margin-left="0cm" fo:margin-right="0cm" fo:text-align="justify" style:justify-single-word="false" fo:orphans="2" fo:widows="2" fo:text-indent="0cm" style:auto-text-indent="false"/>
      <style:text-properties officeooo:paragraph-rsid="002a57a7"/>
    </style:style>
    <style:style style:name="P3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1ae06f" officeooo:paragraph-rsid="001ae06f" style:font-size-asian="14pt" style:font-size-complex="14pt"/>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1c3a56" officeooo:paragraph-rsid="001c3a56" style:font-size-asian="14pt" style:font-size-complex="14pt"/>
    </style:style>
    <style:style style:name="P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TeX Gyre Schola" fo:font-size="14pt" fo:letter-spacing="normal" fo:font-style="normal" fo:font-weight="normal" officeooo:rsid="000a5be7" officeooo:paragraph-rsid="0005c65d" style:font-size-asian="14pt" style:font-size-complex="14pt"/>
    </style:style>
    <style:style style:name="T1" style:family="text">
      <style:text-properties fo:font-variant="normal" fo:text-transform="none" fo:color="#202124" style:font-name="TeX Gyre Schola" fo:font-size="14pt" fo:letter-spacing="normal" fo:font-style="normal" fo:font-weight="normal" style:font-size-asian="14pt" style:font-size-complex="14pt"/>
    </style:style>
    <style:style style:name="T2" style:family="text">
      <style:text-properties fo:font-variant="normal" fo:text-transform="none" fo:color="#202124" style:font-name="TeX Gyre Schola" fo:font-size="14pt" fo:letter-spacing="normal" fo:font-style="normal" fo:font-weight="normal" officeooo:rsid="0006c02e" style:font-size-asian="14pt" style:font-size-complex="14pt"/>
    </style:style>
    <style:style style:name="T3" style:family="text">
      <style:text-properties fo:font-variant="normal" fo:text-transform="none" fo:color="#202124" style:font-name="TeX Gyre Schola" fo:font-size="14pt" fo:letter-spacing="normal" fo:font-style="normal" fo:font-weight="normal" officeooo:rsid="0019d60a" style:font-size-asian="14pt" style:font-size-complex="14pt"/>
    </style:style>
    <style:style style:name="T4" style:family="text">
      <style:text-properties fo:font-variant="normal" fo:text-transform="none" fo:color="#202124" style:font-name="TeX Gyre Schola" fo:font-size="14pt" fo:letter-spacing="normal" fo:font-style="normal" fo:font-weight="normal" officeooo:rsid="001ae06f" style:font-size-asian="14pt" style:font-size-complex="14pt"/>
    </style:style>
    <style:style style:name="T5" style:family="text">
      <style:text-properties fo:font-variant="normal" fo:text-transform="none" fo:color="#202124" style:font-name="TeX Gyre Schola" fo:font-size="14pt" fo:letter-spacing="normal" fo:font-style="normal" fo:font-weight="normal" officeooo:rsid="001b17e7" style:font-size-asian="14pt" style:font-size-complex="14pt"/>
    </style:style>
    <style:style style:name="T6" style:family="text">
      <style:text-properties fo:font-variant="normal" fo:text-transform="none" fo:color="#202124" style:font-name="TeX Gyre Schola" fo:font-size="14pt" fo:letter-spacing="normal" fo:font-style="normal" fo:font-weight="normal" officeooo:rsid="001c3a56" style:font-size-asian="14pt" style:font-size-complex="14pt"/>
    </style:style>
    <style:style style:name="T7" style:family="text">
      <style:text-properties fo:font-variant="normal" fo:text-transform="none" fo:color="#202124" style:font-name="TeX Gyre Schola" fo:font-size="14pt" fo:letter-spacing="normal" fo:font-style="normal" fo:font-weight="normal" officeooo:rsid="0007c8ce" style:font-size-asian="14pt" style:font-size-complex="14pt"/>
    </style:style>
    <style:style style:name="T8" style:family="text">
      <style:text-properties fo:font-variant="normal" fo:text-transform="none" fo:color="#202124" style:font-name="TeX Gyre Schola" fo:font-size="14pt" fo:letter-spacing="normal" fo:font-style="normal" fo:font-weight="normal" officeooo:rsid="00212a13" style:font-size-asian="14pt" style:font-size-complex="14pt"/>
    </style:style>
    <style:style style:name="T9" style:family="text">
      <style:text-properties fo:font-variant="normal" fo:text-transform="none" fo:color="#202124" style:font-name="TeX Gyre Schola" fo:font-size="14pt" fo:letter-spacing="normal" fo:font-style="normal" fo:font-weight="normal" officeooo:rsid="00224290" style:font-size-asian="14pt" style:font-size-complex="14pt"/>
    </style:style>
    <style:style style:name="T10" style:family="text">
      <style:text-properties fo:font-variant="normal" fo:text-transform="none" fo:color="#202124" style:font-name="TeX Gyre Schola" fo:font-size="14pt" fo:letter-spacing="normal" fo:font-style="normal" fo:font-weight="normal" officeooo:rsid="000a5be7" style:font-size-asian="14pt" style:font-size-complex="14pt"/>
    </style:style>
    <style:style style:name="T11" style:family="text">
      <style:text-properties fo:font-variant="normal" fo:text-transform="none" fo:color="#202124" style:font-name="TeX Gyre Schola" fo:font-size="14pt" fo:letter-spacing="normal" fo:font-style="normal" fo:font-weight="normal" officeooo:rsid="002257fa" style:font-size-asian="14pt" style:font-size-complex="14pt"/>
    </style:style>
    <style:style style:name="T12" style:family="text">
      <style:text-properties fo:font-variant="normal" fo:text-transform="none" fo:color="#202124" style:font-name="TeX Gyre Schola" fo:font-size="14pt" fo:letter-spacing="normal" fo:font-style="normal" fo:font-weight="normal" officeooo:rsid="000c288d" style:font-size-asian="14pt" style:font-size-complex="14pt"/>
    </style:style>
    <style:style style:name="T13" style:family="text">
      <style:text-properties fo:font-variant="normal" fo:text-transform="none" fo:color="#202124" style:font-name="TeX Gyre Schola" fo:font-size="14pt" fo:letter-spacing="normal" fo:font-style="normal" fo:font-weight="normal" officeooo:rsid="0026800c" style:font-size-asian="14pt" style:font-size-complex="14pt"/>
    </style:style>
    <style:style style:name="T14" style:family="text">
      <style:text-properties fo:font-variant="normal" fo:text-transform="none" fo:color="#202124" style:font-name="TeX Gyre Schola" fo:font-size="14pt" fo:letter-spacing="normal" fo:font-style="normal" fo:font-weight="normal" officeooo:rsid="00268887" style:font-size-asian="14pt" style:font-size-complex="14pt"/>
    </style:style>
    <style:style style:name="T15" style:family="text">
      <style:text-properties fo:font-variant="normal" fo:text-transform="none" fo:color="#202124" style:font-name="TeX Gyre Schola" fo:font-size="14pt" fo:letter-spacing="normal" fo:font-style="normal" fo:font-weight="normal" officeooo:rsid="00284e4a" style:font-size-asian="14pt" style:font-size-complex="14pt"/>
    </style:style>
    <style:style style:name="T16" style:family="text">
      <style:text-properties fo:font-variant="normal" fo:text-transform="none" fo:color="#202124" style:font-name="TeX Gyre Schola" fo:font-size="14pt" fo:letter-spacing="normal" fo:font-style="normal" fo:font-weight="normal" officeooo:rsid="000e0110" style:font-size-asian="14pt" style:font-size-complex="14pt"/>
    </style:style>
    <style:style style:name="T17" style:family="text">
      <style:text-properties fo:font-variant="normal" fo:text-transform="none" fo:color="#202124" style:font-name="TeX Gyre Schola" fo:font-size="14pt" fo:letter-spacing="normal" fo:font-style="normal" fo:font-weight="normal" officeooo:rsid="0028e4b8" style:font-size-asian="14pt" style:font-size-complex="14pt"/>
    </style:style>
    <style:style style:name="T18" style:family="text">
      <style:text-properties fo:font-variant="normal" fo:text-transform="none" fo:color="#202124" style:font-name="TeX Gyre Schola" fo:font-size="14pt" fo:letter-spacing="normal" fo:font-style="normal" fo:font-weight="normal" officeooo:rsid="002a57a7" style:font-size-asian="14pt" style:font-size-complex="14pt"/>
    </style:style>
    <style:style style:name="T19" style:family="text">
      <style:text-properties fo:font-variant="normal" fo:text-transform="none" fo:color="#202124" style:font-name="TeX Gyre Schola" fo:font-size="14pt" fo:letter-spacing="normal" fo:font-style="normal" fo:font-weight="normal" officeooo:rsid="002ab49c" style:font-size-asian="14pt" style:font-size-complex="14pt"/>
    </style:style>
    <style:style style:name="T20" style:family="text">
      <style:text-properties fo:font-variant="normal" fo:text-transform="none" fo:color="#202124" style:font-name="TeX Gyre Schola" fo:font-size="14pt" fo:letter-spacing="normal" fo:font-style="normal" fo:font-weight="normal" officeooo:rsid="002adc3a" style:font-size-asian="14pt" style:font-size-complex="14pt"/>
    </style:style>
    <style:style style:name="T21" style:family="text">
      <style:text-properties fo:font-variant="normal" fo:text-transform="none" fo:color="#202124" style:font-name="TeX Gyre Schola" fo:font-size="14pt" fo:letter-spacing="normal" fo:font-style="normal" fo:font-weight="normal" officeooo:rsid="002c6199" style:font-size-asian="14pt" style:font-size-complex="14pt"/>
    </style:style>
    <style:style style:name="T22" style:family="text">
      <style:text-properties fo:font-variant="normal" fo:text-transform="none" fo:color="#202124" style:font-name="TeX Gyre Schola" fo:font-size="14pt" fo:letter-spacing="normal" fo:font-style="normal" fo:font-weight="normal" officeooo:rsid="000e0110" style:font-name-asian="Noto Serif CJK SC" style:font-size-asian="14pt" style:font-name-complex="Lohit Devanagari" style:font-size-complex="14pt"/>
    </style:style>
    <style:style style:name="T23" style:family="text">
      <style:text-properties fo:font-variant="normal" fo:text-transform="none" fo:color="#202124" style:font-name="TeX Gyre Schola" fo:font-size="14pt" fo:letter-spacing="normal" fo:font-style="normal" fo:font-weight="normal" officeooo:rsid="0028e4b8" style:font-name-asian="TeX Gyre Schola1" style:font-size-asian="14pt" style:font-name-complex="TeX Gyre Schola1" style:font-size-complex="14pt"/>
    </style:style>
    <style:style style:name="T24" style:family="text">
      <style:text-properties fo:font-variant="normal" fo:text-transform="none" fo:color="#202124" style:font-name="TeX Gyre Schola" fo:font-size="14pt" fo:letter-spacing="normal" fo:font-style="normal" style:text-underline-style="none" fo:font-weight="normal" officeooo:rsid="00212a13" style:font-size-asian="14pt" style:font-size-complex="14pt"/>
    </style:style>
    <style:style style:name="T25" style:family="text">
      <style:text-properties fo:font-variant="normal" fo:text-transform="none" fo:color="#202124" style:font-name="TeX Gyre Schola1" fo:font-size="14pt" fo:letter-spacing="normal" fo:font-style="normal" fo:font-weight="normal" officeooo:rsid="0028e4b8" style:font-name-asian="TeX Gyre Schola1" style:font-size-asian="14pt" style:font-name-complex="TeX Gyre Schola1" style:font-size-complex="14pt"/>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0fa53b"/>
    </style:style>
    <style:style style:name="T28" style:family="text">
      <style:text-properties fo:font-variant="normal" fo:text-transform="none" fo:color="#ff0000" style:font-name="TeX Gyre Pagella" fo:font-size="14pt" fo:letter-spacing="normal" fo:font-style="normal" fo:font-weight="normal" officeooo:rsid="000e0110" style:font-name-asian="TeX Gyre Pagella" style:font-size-asian="14pt" style:font-name-complex="TeX Gyre Pagella" style:font-size-complex="14pt"/>
    </style:style>
    <style:style style:name="T29" style:family="text">
      <style:text-properties fo:font-variant="normal" fo:text-transform="none" fo:color="#ff0000" style:font-name="TeX Gyre Schola" fo:font-size="14pt" fo:letter-spacing="normal" fo:font-style="normal" fo:font-weight="normal" style:font-size-asian="14pt" style:font-size-complex="14pt"/>
    </style:style>
    <style:style style:name="T30" style:family="text">
      <style:text-properties fo:font-variant="normal" fo:text-transform="none" fo:color="#ff0000" style:font-name="TeX Gyre Schola" fo:font-size="14pt" fo:letter-spacing="normal" fo:font-style="normal" fo:font-weight="normal" officeooo:rsid="0019d60a" style:font-size-asian="14pt" style:font-size-complex="14pt"/>
    </style:style>
    <style:style style:name="T31" style:family="text">
      <style:text-properties fo:font-variant="normal" fo:text-transform="none" fo:color="#ff0000" style:font-name="TeX Gyre Schola" fo:font-size="14pt" fo:letter-spacing="normal" fo:font-style="normal" fo:font-weight="normal" officeooo:rsid="0007c8ce" style:font-size-asian="14pt" style:font-size-complex="14pt"/>
    </style:style>
    <style:style style:name="T32" style:family="text">
      <style:text-properties fo:font-variant="normal" fo:text-transform="none" fo:color="#ff0000" style:font-name="TeX Gyre Schola" fo:font-size="14pt" fo:letter-spacing="normal" fo:font-style="normal" fo:font-weight="normal" officeooo:rsid="000a5be7" style:font-size-asian="14pt" style:font-size-complex="14pt"/>
    </style:style>
    <style:style style:name="T33" style:family="text">
      <style:text-properties fo:font-variant="normal" fo:text-transform="none" fo:color="#ff0000" style:font-name="TeX Gyre Schola" fo:font-size="14pt" fo:letter-spacing="normal" fo:font-style="normal" fo:font-weight="normal" officeooo:rsid="0026800c" style:font-size-asian="14pt" style:font-size-complex="14pt"/>
    </style:style>
    <style:style style:name="T34" style:family="text">
      <style:text-properties fo:font-variant="normal" fo:text-transform="none" fo:color="#ff0000" style:font-name="TeX Gyre Schola" fo:font-size="14pt" fo:letter-spacing="normal" fo:font-style="normal" fo:font-weight="normal" officeooo:rsid="00284e4a" style:font-size-asian="14pt" style:font-size-complex="14pt"/>
    </style:style>
    <style:style style:name="T35" style:family="text">
      <style:text-properties officeooo:rsid="0015e4ff"/>
    </style:style>
    <style:style style:name="T36" style:family="text">
      <style:text-properties officeooo:rsid="0016bd94"/>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1cfe0a"/>
    </style:style>
    <style:style style:name="T40" style:family="text">
      <style:text-properties officeooo:rsid="001e2f47"/>
    </style:style>
    <style:style style:name="T41" style:family="text">
      <style:text-properties officeooo:rsid="00284e4a"/>
    </style:style>
    <style:style style:name="T42"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0">XXII</text:span><text:span text:style-name="T29"> Domingo de</text:span><text:span text:style-name="T30">l</text:span><text:span text:style-name="T29"> </text:span><text:span text:style-name="T30">Ordinario</text:span></text:p>
      <text:p text:style-name="P8"/>
      <text:p text:style-name="P18">PROPIO DEL <text:span text:style-name="T38">TIEMPO</text:span></text:p>
      <text:p text:style-name="P9"/>
      <text:p text:style-name="P2">PRIMERA LECTURA</text:p>
      <text:p text:style-name="P2"/>
      <text:p text:style-name="P5">La Palabra del Señor de volvió oprobio para mí</text:p>
      <text:p text:style-name="P10"/>
      <text:p text:style-name="P21"><text:span text:style-name="T2">Lectura del libro de </text:span><text:span text:style-name="T6">profeta</text:span><text:span text:style-name="T2"> </text:span><text:span text:style-name="T3">Jeremías</text:span><text:span text:style-name="T2"><text:tab/></text:span><text:span text:style-name="T30">20</text:span><text:span text:style-name="T29">, </text:span><text:span text:style-name="T30">7</text:span><text:span text:style-name="T29">-9</text:span></text:p>
      <text:p text:style-name="P10"/>
      <text:p text:style-name="P22"><text:span text:style-name="T1"><text:tab/></text:span><text:span text:style-name="T4">Me</text:span><text:span text:style-name="T1"> </text:span><text:span text:style-name="T4">sedujiste, Señor, y me dejé seducir;</text:span></text:p>
      <text:p text:style-name="P32">me forzaste y me pudiste.</text:p>
      <text:p text:style-name="P32">Yo era el hazmerreír todo el día,</text:p>
      <text:p text:style-name="P32">todos se burlaban de mí.</text:p>
      <text:p text:style-name="P32">Siempre que hablo tengo que gritar: «Violencia»,</text:p>
      <text:p text:style-name="P23"><text:span text:style-name="T4">proclamando: «</text:span><text:span text:style-name="T5">Destrucción</text:span><text:span text:style-name="T4">».</text:span></text:p>
      <text:p text:style-name="P24"><text:span text:style-name="T6">La palabra del Señor se volvió para mí</text:span><text:span text:style-name="T1"> </text:span></text:p>
      <text:p text:style-name="P17">oprobio y desprecio todo el día.</text:p>
      <text:p text:style-name="P24"><text:span text:style-name="T6">Me dije:</text:span><text:span text:style-name="T1"> </text:span><text:span text:style-name="T4">«</text:span><text:span text:style-name="T6">No me acordaré del él,</text:span></text:p>
      <text:p text:style-name="P24"><text:span text:style-name="T6">no hablaré más en su nombre</text:span><text:span text:style-name="T4">»;</text:span></text:p>
      <text:p text:style-name="P17">pero ella era en mis entrañas fuego ardiente,</text:p>
      <text:p text:style-name="P17">encerrado en los huesos;</text:p>
      <text:p text:style-name="P17">intentaba contenerlo,</text:p>
      <text:p text:style-name="P17">y no podia.</text:p>
      <text:p text:style-name="P13"/>
      <text:p text:style-name="P13">Palabra de Dios.</text:p>
      <text:p text:style-name="P13"/>
      <text:p text:style-name="P3">Salmo responsorial 6<text:span text:style-name="T39">2</text:span>, 2. <text:span text:style-name="T39">3-</text:span><text:span text:style-name="T40">4</text:span>. <text:span text:style-name="T40">5-</text:span>6. 8-<text:span text:style-name="T40">9 (R.: 2b)</text:span></text:p>
      <text:p text:style-name="P14"/>
      <text:p text:style-name="P25"><text:span text:style-name="T31">R.</text:span><text:span text:style-name="T7"><text:tab/></text:span><text:span text:style-name="T8">Mi alma está sedienta de ti, Señor, Dios </text:span><text:span text:style-name="T24">mío</text:span><text:span text:style-name="T8">.</text:span></text:p>
      <text:p text:style-name="P10"/>
      <text:p text:style-name="P21"><text:span text:style-name="T1"><text:tab/></text:span><text:span text:style-name="T9">Oh Dios, tú eres mi Dios, por ti madrugo,</text:span></text:p>
      <text:p text:style-name="P21"><text:span text:style-name="T1"><text:tab/><text:tab/></text:span><text:span text:style-name="T9">mi alma está sedienta de ti</text:span><text:span text:style-name="T1">;</text:span></text:p>
      <text:p text:style-name="P21"><text:soft-page-break/><text:span text:style-name="T1"><text:tab/><text:tab/></text:span><text:span text:style-name="T9">mi carne tiene ansia de ti</text:span><text:span text:style-name="T1">,</text:span></text:p>
      <text:p text:style-name="P21"><text:span text:style-name="T1"><text:tab/><text:tab/></text:span><text:span text:style-name="T9">como tierra reseca, agosta, sin agua</text:span><text:span text:style-name="T1">.<text:tab/></text:span><text:span text:style-name="T31">R.</text:span></text:p>
      <text:p text:style-name="P10"/>
      <text:p text:style-name="P21"><text:span text:style-name="T1"><text:tab/></text:span><text:span text:style-name="T9">¡Como te contemplaba en el santuario</text:span></text:p>
      <text:p text:style-name="P21"><text:span text:style-name="T1"><text:tab/><text:tab/></text:span><text:span text:style-name="T9">viendo tu fuerza y tu gloria!</text:span></text:p>
      <text:p text:style-name="P21"><text:span text:style-name="T1"><text:tab/><text:tab/></text:span><text:span text:style-name="T9">Tu gracia vale más que la vida,</text:span></text:p>
      <text:p text:style-name="P21"><text:span text:style-name="T1"><text:tab/><text:tab/></text:span><text:span text:style-name="T9">te alabarán mis labios</text:span><text:span text:style-name="T1">.<text:tab/></text:span><text:span text:style-name="T31">R.</text:span></text:p>
      <text:p text:style-name="P10"/>
      <text:p text:style-name="P21"><text:span text:style-name="T1"><text:tab/></text:span><text:span text:style-name="T9">Toda mi vida te bendeciré</text:span></text:p>
      <text:p text:style-name="P21"><text:span text:style-name="T1"><text:tab/><text:tab/></text:span><text:span text:style-name="T9">y alzaré las manos invocándote.</text:span></text:p>
      <text:p text:style-name="P21"><text:span text:style-name="T1"><text:tab/><text:tab/></text:span><text:span text:style-name="T9">Me saciaré como de enjundia y de manteca,</text:span></text:p>
      <text:p text:style-name="P21"><text:span text:style-name="T1"><text:tab/><text:tab/></text:span><text:span text:style-name="T9">y mis labios te alabarán jubilosos</text:span><text:span text:style-name="T1">.<text:tab/><text:tab/></text:span><text:span text:style-name="T32">R.</text:span></text:p>
      <text:p text:style-name="P34"/>
      <text:p text:style-name="P26"><text:span text:style-name="T32"><text:tab/></text:span><text:span text:style-name="T9">Porque fuiste mi auxilio,</text:span></text:p>
      <text:p text:style-name="P26"><text:span text:style-name="T1"><text:tab/><text:tab/></text:span><text:span text:style-name="T9">y a la sombra de tus alas canto con júbilo;</text:span></text:p>
      <text:p text:style-name="P26"><text:span text:style-name="T1"><text:tab/><text:tab/></text:span><text:span text:style-name="T9">mi alma est</text:span><text:span text:style-name="T11">á</text:span><text:span text:style-name="T9"> unida a tí,</text:span></text:p>
      <text:p text:style-name="P26"><text:span text:style-name="T10"><text:tab/><text:tab/></text:span><text:span text:style-name="T9">y </text:span><text:span text:style-name="T21">tu</text:span><text:span text:style-name="T9"> </text:span><text:span text:style-name="T11">diestra me sostiene</text:span><text:span text:style-name="T10">.<text:tab/><text:tab/></text:span><text:span text:style-name="T32">R.</text:span></text:p>
      <text:p text:style-name="P10"/>
      <text:p text:style-name="P1"><text:span text:style-name="T27">S</text:span><text:span text:style-name="T26">E</text:span><text:span text:style-name="T27">GUND</text:span><text:span text:style-name="T26">A LECTURA</text:span></text:p>
      <text:p text:style-name="P10"/>
      <text:p text:style-name="P6">Prestad vuestros cuerpos como hostia viva</text:p>
      <text:p text:style-name="P11"/>
      <text:p text:style-name="P27"><text:span text:style-name="T12">Lectura de l</text:span><text:span text:style-name="T13">a</text:span><text:span text:style-name="T12"> </text:span><text:span text:style-name="T13">carta del apóstol san Pablo a los Romanos</text:span><text:span text:style-name="T12"><text:tab/></text:span><text:span text:style-name="T29">1</text:span><text:span text:style-name="T33">2</text:span><text:span text:style-name="T29">, 1-2</text:span></text:p>
      <text:p text:style-name="P11"/>
      <text:p text:style-name="P21"><text:span text:style-name="T1"><text:tab/></text:span><text:span text:style-name="T14">Os</text:span><text:span text:style-name="T1"> </text:span><text:span text:style-name="T14">exhorto,</text:span><text:span text:style-name="T1"> </text:span><text:span text:style-name="T14">hermanos,</text:span><text:span text:style-name="T1"> </text:span><text:span text:style-name="T14">por la misericordia de Dios,</text:span><text:span text:style-name="T1"> </text:span><text:span text:style-name="T14">a presentar vuestros cuerpos</text:span><text:span text:style-name="T1"> </text:span><text:span text:style-name="T14">como hostia viva, santa, agradable a Dios; éste es vuestro culto razonable.</text:span></text:p>
      <text:p text:style-name="P21"><text:span text:style-name="T1"><text:tab/></text:span><text:span text:style-name="T14">Y no os ajustéis a este mundo, sino transformaos por la renovación de la mente, para que </text:span><text:span text:style-name="T15">sepáis discernir los que es la voluntad de Dios, lo bueno, lo que le agrada, lo perfecto.</text:span></text:p>
      <text:p text:style-name="P10"/>
      <text:p text:style-name="P15">Palabra de Dios.</text:p>
      <text:p text:style-name="P15"/>
      <text:p text:style-name="P15"/>
      <text:p text:style-name="P4"><text:soft-page-break/>Aleluy<text:span text:style-name="T35">a<text:tab/></text:span><text:span text:style-name="T41">Cf. Ef 1, 17-18</text:span></text:p>
      <text:p text:style-name="P19">El padre de nuestro Señor Jesucristo</text:p>
      <text:p text:style-name="P19">ilumine los ojos de nuestro corazón,</text:p>
      <text:p text:style-name="P19">para que comprendamos cuál es la esperanza </text:p>
      <text:p text:style-name="P19">a la que nos llama.</text:p>
      <text:p text:style-name="P15"/>
      <text:p text:style-name="P15"/>
      <text:p text:style-name="P4">EVANGELIO</text:p>
      <text:p text:style-name="P16"/>
      <text:p text:style-name="P7">El <text:span text:style-name="T41">que quiera venirse conmigo, que se niegue a sí mismo</text:span></text:p>
      <text:p text:style-name="P10"/>
      <text:p text:style-name="P28"><text:span text:style-name="T28">✠</text:span><text:span text:style-name="T22"> </text:span><text:span text:style-name="T16">Lectura del santo evangelio según san </text:span><text:span text:style-name="T15">Mateo</text:span><text:span text:style-name="T1"><text:tab/><text:tab/></text:span><text:span text:style-name="T29">1</text:span><text:span text:style-name="T34">6</text:span><text:span text:style-name="T29">, 2</text:span><text:span text:style-name="T34">1</text:span><text:span text:style-name="T29">-2</text:span><text:span text:style-name="T34">7</text:span></text:p>
      <text:p text:style-name="P12"/>
      <text:p text:style-name="P29"><text:span text:style-name="T1"><text:tab/>En aquel tiempo, </text:span><text:span text:style-name="T15">empezó Jesús a explicar a sus discípulos que tenía que ir a Jerusalén y padecer allí mucho por parte de los ancianos, sumos sacerdotes y escribas, y que tenía que ser ejecutado y resucitar el terce día.</text:span></text:p>
      <text:p text:style-name="P29"><text:span text:style-name="T15"><text:tab/>Pedro se lo llevó aparte y se puso a increparlo</text:span><text:span text:style-name="T1">:</text:span></text:p>
      <text:p text:style-name="P30"><text:span text:style-name="T1"><text:tab/></text:span><text:span text:style-name="T25">—</text:span><text:span text:style-name="T1"> </text:span><text:span text:style-name="T4">«</text:span><text:span text:style-name="T17">¡</text:span><text:span text:style-name="T18">No lo permita Dios, Señor! Eso no puede pasarte</text:span><text:span text:style-name="T4">».</text:span></text:p>
      <text:p text:style-name="P21"><text:span text:style-name="T1"><text:tab/></text:span><text:span text:style-name="T18">Jesús se volvió y dijo a Pedro:</text:span></text:p>
      <text:p text:style-name="P31"><text:span text:style-name="T23"><text:tab/></text:span><text:span text:style-name="T25">—</text:span><text:span text:style-name="T1"> </text:span><text:span text:style-name="T4">«</text:span><text:span text:style-name="T18">Quítate de mi vista, Satanás, que me haces tropezar; tú piensas como los hombres, no como Dios</text:span><text:span text:style-name="T4">».</text:span></text:p>
      <text:p text:style-name="P31"><text:span text:style-name="T4"><text:tab/></text:span><text:span text:style-name="T18">Entonces dijo a sus discípulos:</text:span></text:p>
      <text:p text:style-name="P31"><text:span text:style-name="T1"><text:tab/></text:span><text:span text:style-name="T25">—</text:span><text:span text:style-name="T1"> </text:span><text:span text:style-name="T4">«</text:span><text:span text:style-name="T18">El que quiera venirse conmigo, que se niegue a sí mismo, que cargue con su cruz y me siga. Si uno quiere salvar su vida, la perderá; pero el que la pierda por mí </text:span><text:span text:style-name="T19">la encontrará. </text:span><text:span text:style-name="T20">¿De qué le sirve un hombre ganar el mundo entero, si arruina su vida? ¿O qué podrá dar para recobrarla? Porque el Hijo del hombre vendrá entre los ángeles, con la gloria de su Padre, y entonces pagará a cada uno según su conducta</text:span><text:span text:style-name="T4">».</text:span></text:p>
      <text:p text:style-name="P10"/>
      <text:p text:style-name="P16">Palabra de<text:span text:style-name="T36">l</text:span> <text:span text:style-name="T36">Seño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TeX Gyre Pagella" svg:font-family="'TeX Gyre Pagella'"/>
    <style:font-face style:name="TeX Gyre Schola1" svg:font-family="'TeX Gyre Schola'"/>
    <style:font-face style:name="TeX Gyre Schola" svg:font-family="'TeX Gyre 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5-20T19:53:14.394857212</meta:creation-date>
    <dc:date>2020-08-27T19:54:38.233447014</dc:date>
    <meta:editing-duration>PT1H32M58S</meta:editing-duration>
    <meta:editing-cycles>29</meta:editing-cycles>
    <meta:generator>LibreOffice/6.4.6.2$Linux_X86_64 LibreOffice_project/40$Build-2</meta:generator>
    <meta:document-statistic meta:table-count="0" meta:image-count="0" meta:object-count="0" meta:page-count="3" meta:paragraph-count="60" meta:word-count="532" meta:character-count="2898" meta:non-whitespace-character-count="2380"/>
  </office:meta>
</office:document-meta>
</file>